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E URL:<text:span text:style-name="T3"> <text:s/></text:span><text:a xlink:type="simple" xlink:href="http://localhost:8080/"><text:span text:style-name="T2">http://localhost:8080/</text:span></text:a><text:span text:style-name="T3"> (for local pc)</text:span></text:p>
      <text:p text:style-name="P2"/>
      <text:p text:style-name="P2"/>
      <text:p text:style-name="P2">1. Login API</text:p>
      <text:p text:style-name="Standard"/>
      <text:p text:style-name="Standard"><text:span text:style-name="T2">URL</text:span>: <text:span text:style-name="T1">api/user/login</text:span></text:p>
      <text:p text:style-name="Standard"/>
      <text:p text:style-name="Standard"><text:span text:style-name="T2">Request Type:</text:span> POST</text:p>
      <text:p text:style-name="Standard"/>
      <text:p text:style-name="Standard"><text:span text:style-name="T2">Request Body:</text:span><text:span text:style-name="T3"> <text:s/></text:span>{"uname":"siddharth","pwd":"12345678"}</text:p>
      <text:p text:style-name="Standard"/>
      <text:p text:style-name="P3">Response:</text:p>
      <text:p text:style-name="Standard">{</text:p>
      <text:p text:style-name="Standard"><text:s text:c="2"/>"success": true,</text:p>
      <text:p text:style-name="Standard"><text:s text:c="2"/>"msg": "Loging successful.",</text:p>
      <text:p text:style-name="Standard"><text:s text:c="2"/>"response": {</text:p>
      <text:p text:style-name="Standard"><text:s text:c="4"/>"id": 1,</text:p>
      <text:p text:style-name="Standard"><text:s text:c="4"/>"uname": "siddharth",</text:p>
      <text:p text:style-name="Standard"><text:s text:c="4"/>"full_name": "siddharth suresh yadav",</text:p>
      <text:p text:style-name="Standard"><text:s text:c="4"/>"address": "ballarpur",</text:p>
      <text:p text:style-name="Standard"><text:s text:c="4"/>"mobile_no": "0"</text:p>
      <text:p text:style-name="Standard"><text:s text:c="2"/>}</text:p>
      <text:p text:style-name="Standard">}</text:p>
      <text:p text:style-name="Standard"/>
      <text:p text:style-name="Standard"/>
      <text:p text:style-name="P2">2. Singup API</text:p>
      <text:p text:style-name="Standard"/>
      <text:p text:style-name="Standard"><text:span text:style-name="T2">URL:</text:span> <text:span text:style-name="T1">api/user/signup</text:span></text:p>
      <text:p text:style-name="Standard"><text:span text:style-name="T1"/></text:p>
      <text:p text:style-name="P1">Request Type:<text:span text:style-name="T3"> POST</text:span></text:p>
      <text:p text:style-name="Standard"/>
      <text:p text:style-name="Standard"><text:span text:style-name="T2">Request Body:</text:span> </text:p>
      <text:p text:style-name="Standard">{ "uname": "ram",</text:p>
      <text:p text:style-name="Standard"><text:s text:c="4"/>"full_name": "ram yadav",</text:p>
      <text:p text:style-name="Standard"><text:s text:c="4"/>"address": "ballarpur",</text:p>
      <text:p text:style-name="Standard"><text:s text:c="5"/>"pwd": "1111",</text:p>
      <text:p text:style-name="Standard"><text:s text:c="4"/>"mobile_no": "9595868633"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User Registered Successfully",</text:p>
      <text:p text:style-name="P4"><text:s text:c="2"/>"response": {</text:p>
      <text:p text:style-name="P4"><text:s text:c="4"/>"id": 10,</text:p>
      <text:p text:style-name="P4"><text:s text:c="4"/>"uname": "ram",</text:p>
      <text:p text:style-name="P4"><text:s text:c="4"/>"full_name": "ram yadav",</text:p>
      <text:p text:style-name="P4"><text:s text:c="4"/>"address": "ballarpur",</text:p>
      <text:p text:style-name="P4"><text:s text:c="4"/>"mobile_no": "9595868633",</text:p>
      <text:p text:style-name="P4"><text:s text:c="4"/>"created_on": "2016-11-02 15:39:33"</text:p>
      <text:p text:style-name="P4"><text:s text:c="2"/>}</text:p>
      <text:p text:style-name="P4">}</text:p>
      <text:p text:style-name="P4"/>
      <text:p text:style-name="P2"><text:soft-page-break/>3. Update User API</text:p>
      <text:p text:style-name="Standard"/>
      <text:p text:style-name="Standard"><text:span text:style-name="T2">URL:</text:span> <text:span text:style-name="T1">api/user/update</text:span></text:p>
      <text:p text:style-name="Standard"><text:span text:style-name="T1"/></text:p>
      <text:p text:style-name="P1">Request Type:<text:span text:style-name="T3"> PUT</text:span></text:p>
      <text:p text:style-name="Standard"/>
      <text:p text:style-name="Standard"><text:span text:style-name="T2">Request Body:</text:span> <text:s/>(also add "pwd" if updating password)</text:p>
      <text:p text:style-name="Standard">{ "id": 10,</text:p>
      <text:p text:style-name="Standard"><text:s text:c="4"/>"uname": "ram",</text:p>
      <text:p text:style-name="Standard"><text:s text:c="4"/>"full_name": "ram kumar yadav",</text:p>
      <text:p text:style-name="Standard"><text:s text:c="4"/>"address": "ballarpur",</text:p>
      <text:p text:style-name="Standard"><text:s text:c="4"/>"mobile_no": "9595868633"}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"User updated Successfully",</text:p>
      <text:p text:style-name="P4"><text:s text:c="2"/>"response": {</text:p>
      <text:p text:style-name="P4"><text:s text:c="4"/>"id": 10,</text:p>
      <text:p text:style-name="P4"><text:s text:c="4"/>"uname": "ram",</text:p>
      <text:p text:style-name="P4"><text:s text:c="4"/>"full_name": "ram kumar yadav",</text:p>
      <text:p text:style-name="P4"><text:s text:c="4"/>"address": "ballarpur",</text:p>
      <text:p text:style-name="P4"><text:s text:c="4"/>"mobile_no": "9595868633",</text:p>
      <text:p text:style-name="P4"><text:s text:c="4"/>"created_on": "2016-11-02 15:39:33.0",</text:p>
      <text:p text:style-name="P4"><text:s text:c="4"/>"updated_on": "2016-11-02 15:58:15"</text:p>
      <text:p text:style-name="P4"><text:s text:c="2"/>}</text:p>
      <text:p text:style-name="P4">}</text:p>
      <text:p text:style-name="P4"/>
      <text:p text:style-name="P2">4. Dr Specialization List API</text:p>
      <text:p text:style-name="Standard"/>
      <text:p text:style-name="Standard"><text:span text:style-name="T2">URL:</text:span> <text:span text:style-name="T1">api/dr/specialization</text:span></text:p>
      <text:p text:style-name="Standard"><text:span text:style-name="T1"/></text:p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null,</text:p>
      <text:p text:style-name="P4"><text:s text:c="2"/>"response": [</text:p>
      <text:p text:style-name="P4"><text:s text:c="4"/>{</text:p>
      <text:p text:style-name="P4"><text:s text:c="6"/>"id": 1,</text:p>
      <text:p text:style-name="P4"><text:s text:c="6"/>"name": "Dentist"</text:p>
      <text:p text:style-name="P4"><text:s text:c="4"/>},</text:p>
      <text:p text:style-name="P4"><text:s text:c="4"/>{</text:p>
      <text:p text:style-name="P4"><text:s text:c="6"/>"id": 2,</text:p>
      <text:p text:style-name="P4"><text:s text:c="6"/>"name": "Gynecologist/Obstetrician"</text:p>
      <text:p text:style-name="P4"><text:s text:c="4"/>},</text:p>
      <text:p text:style-name="P4"><text:s text:c="4"/>{</text:p>
      <text:p text:style-name="P4"><text:s text:c="6"/>"id": 3,</text:p>
      <text:p text:style-name="P4"><text:s text:c="6"/>"name": "Dermatologiest"</text:p>
      <text:p text:style-name="P4"><text:s text:c="4"/>}]}</text:p>
      <text:p text:style-name="P4"><text:soft-page-break/></text:p>
      <text:p text:style-name="P4"/>
      <text:p text:style-name="P4"/>
      <text:p text:style-name="P2">5. Drs list by specialization</text:p>
      <text:p text:style-name="Standard"/>
      <text:p text:style-name="Standard"><text:span text:style-name="T2">URL:</text:span> <text:span text:style-name="T1">api/dr/list/{specialization_id}</text:span></text:p>
      <text:p text:style-name="Standard"><text:span text:style-name="T1"/></text:p>
      <text:p text:style-name="P1">Request Type:<text:span text:style-name="T3"> GET</text:span></text:p>
      <text:p text:style-name="Standard"/>
      <text:p text:style-name="Standard"><text:span text:style-name="T2">Request Body:</text:span> <text:s/>N/A</text:p>
      <text:p text:style-name="Standard"/>
      <text:p text:style-name="P1">Response:</text:p>
      <text:p text:style-name="P4">{</text:p>
      <text:p text:style-name="P4"><text:s text:c="2"/>"success": true,</text:p>
      <text:p text:style-name="P4"><text:s text:c="2"/>"msg": null,</text:p>
      <text:p text:style-name="P4"><text:s text:c="2"/>"response": [</text:p>
      <text:p text:style-name="P4"><text:s text:c="4"/>{</text:p>
      <text:p text:style-name="P4"><text:s text:c="6"/>"id": 1,</text:p>
      <text:p text:style-name="P4"><text:s text:c="6"/>"drFullName": "Dr. Nikhalesh Nilawar",</text:p>
      <text:p text:style-name="P4"><text:s text:c="6"/>"drSpecialization": 1,</text:p>
      <text:p text:style-name="P4"><text:s text:c="6"/>"drQualification": "BDS, Fellowship in Implantology",</text:p>
      <text:p text:style-name="P4"><text:s text:c="6"/>"drExperience": 17,</text:p>
      <text:p text:style-name="P4"><text:s text:c="6"/>"drConsulationFee": 200,</text:p>
      <text:p text:style-name="P4"><text:s text:c="6"/>"drContactNum": "0959506346",</text:p>
      <text:p text:style-name="P4"><text:s text:c="6"/>"drClinicName": "Nilawar Multispeciality dental clinic",</text:p>
      <text:p text:style-name="P4"><text:s text:c="6"/>"drClinicAddress": "1st floor, Sadoday Arcade, WHC Road. Landmark:Opposite Bank of Baroda",</text:p>
      <text:p text:style-name="P4"><text:s text:c="6"/>"drClinicRating": 4.5,</text:p>
      <text:p text:style-name="P4"><text:s text:c="6"/>"drVerifiedVia": "Medical License",</text:p>
      <text:p text:style-name="P4"><text:s text:c="6"/>"drServices": "Cosmetic Veneers, Dental Implant Fixing, Cosmetic/Aesthetic Dentistry"</text:p>
      <text:p text:style-name="P4"><text:s text:c="4"/>}</text:p>
      <text:p text:style-name="P4"><text:s text:c="2"/>]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58M15S</meta:editing-duration>
    <meta:editing-cycles>9</meta:editing-cycles>
    <meta:generator>OpenOffice.org/3.3$Win32 OpenOffice.org_project/330m20$Build-9567</meta:generator>
    <dc:date>2016-11-02T16:51:46.28</dc:date>
    <meta:document-statistic meta:table-count="0" meta:image-count="0" meta:object-count="0" meta:page-count="3" meta:paragraph-count="108" meta:word-count="260" meta:character-count="2344"/>
    <meta:user-defined meta:name="Info 1"/>
    <meta:user-defined meta:name="Info 2"/>
    <meta:user-defined meta:name="Info 3"/>
    <meta:user-defined meta:name="Info 4"/>
  </office:meta>
</office:document-meta>
</file>